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40000004B010338C9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Times New Roman" fo:font-size="15pt" style:font-name-asian="AR PL KaitiM GB" style:font-size-asian="15pt" style:font-name-complex="Lohit Hindi" style:font-size-complex="15pt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style:font-name="Times New Roman" fo:font-size="12pt" fo:font-weight="normal" style:font-name-asian="AR PL KaitiM GB" style:font-size-asian="12pt" style:font-weight-asian="normal" style:font-name-complex="Lohit Hindi" style:font-size-complex="12pt" style:font-weight-complex="normal"/>
    </style:style>
    <style:style style:name="T14" style:family="text">
      <style:text-properties style:font-name="Times New Roman" fo:font-size="16pt" fo:font-weight="normal" style:font-name-asian="AR PL KaitiM GB" style:font-size-asian="16pt" style:font-weight-asian="normal" style:font-name-complex="Lohit Hindi" style:font-size-complex="16pt" style:font-weight-complex="normal"/>
    </style:style>
    <style:style style:name="gr1" style:family="graphic">
      <style:graphic-properties draw:stroke="dash" draw:stroke-dash="Ultrafine_20_2_20_Dots_20_3_20_Dashes" draw:fill-color="#99ccff" draw:opacity="50%" draw:textarea-horizontal-align="left" draw:textarea-vertical-align="top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opacity="0%" draw:textarea-horizontal-align="center" draw:textarea-vertical-align="middl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Line_20_with_20_Fine_20_Dots" svg:stroke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2_20_Dots_20_3_20_Dashes" svg:stroke-color="#333333" draw:fill-color="#99ccff" draw:opacity="50%" draw:opacity-name="" draw:textarea-horizontal-align="left" draw:textarea-vertical-align="top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ellipse text:anchor-type="page" text:anchor-page-number="1" draw:z-index="0" draw:style-name="gr1" draw:text-style-name="P1" svg:width="8.415cm" svg:height="7.568cm" svg:x="10.428cm" svg:y="2.094cm"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tab/><text:tab/>Permis B/en possession d'une voiture</text:p>
      </draw:ellipse>
      <text:p text:style-name="Standard"><draw:rect text:anchor-type="paragraph" draw:z-index="1" draw:style-name="gr2" draw:text-style-name="P3" svg:width="3.652cm" svg:height="0.927cm" svg:x="10.571cm" svg:y="0.781cm"><text:p text:style-name="P2"><text:span text:style-name="T1">Thomas FRAQUET</text:span></text:p></draw:rect><draw:rect text:anchor-type="paragraph" draw:z-index="2" draw:style-name="gr2" draw:text-style-name="P2" svg:width="4.393cm" svg:height="0.9cm" svg:x="8.375cm" svg:y="1.707cm"><text:p text:style-name="P2"><text:s/>21 rte d'Ingrandes</text:p></draw:rect><draw:rect text:anchor-type="paragraph" draw:z-index="3" draw:style-name="gr2" draw:text-style-name="P2" svg:width="3.652cm" svg:height="0.662cm" svg:x="8.216cm" svg:y="2.607cm"><text:p text:style-name="P2"><text:s/>49440 CANDE</text:p></draw:rect><draw:rect text:anchor-type="paragraph" draw:z-index="4" draw:style-name="gr2" draw:text-style-name="P2" svg:width="3.493cm" svg:height="0.742cm" svg:x="8.216cm" svg:y="3.268cm"><text:p text:style-name="P2"><text:s/>06.45.85.68.75</text:p></draw:rect><draw:rect text:anchor-type="paragraph" draw:z-index="5" draw:style-name="gr2" draw:text-style-name="P4" svg:width="4.816cm" svg:height="0.715cm" svg:x="9.063cm" svg:y="4.009cm"><text:p text:style-name="P2"><text:span text:style-name="T2">fraquet.thomas91@gmail.com</text:span></text:p></draw:rect><draw:rect text:anchor-type="paragraph" draw:z-index="6" draw:style-name="gr2" draw:text-style-name="P1" svg:width="1.952cm" svg:height="0.927cm" svg:x="0.199cm" svg:y="4.591cm"><text:p text:style-name="P1"><text:span text:style-name="T3">Objet</text:span> :</text:p></draw:rect><draw:rect text:anchor-type="paragraph" draw:z-index="7" draw:style-name="gr3" draw:text-style-name="P5" svg:width="5.822cm" svg:height="0.689cm" svg:x="2.15cm" svg:y="4.671cm"><text:p text:style-name="P2"><text:span text:style-name="T4">Stage en Développement Web</text:span></text:p></draw:rect><draw:ellipse text:anchor-type="paragraph" draw:z-index="8" draw:style-name="gr4" draw:text-style-name="P2" svg:width="13.203cm" svg:height="12.463cm" svg:x="1.515cm" svg:y="6.152cm"><text:p text:style-name="P2"><text:span text:style-name="T5"/></text:p>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F</text:span><text:span text:style-name="T7">ormations</text:span></text:p><text:p text:style-name="P1"/><text:p text:style-name="P2"/><text:p text:style-name="P1"><text:s/><text:span text:style-name="T2"><text:s text:c="3"/></text:span><text:span text:style-name="T2"><text:tab/></text:span><text:span text:style-name="T8">•</text:span><text:span text:style-name="T9"> </text:span><text:span text:style-name="T8">Actuellement en Licence professionnelle option </text:span></text:p><text:p text:style-name="P1"><text:span text:style-name="T8"><text:s text:c="7"/></text:span><text:span text:style-name="T8">logiciel libre à l'université d'Angers</text:span></text:p><text:p text:style-name="P1"><text:span text:style-name="T8"/></text:p><text:p text:style-name="P1"><text:span text:style-name="T8"><text:s text:c="3"/>• </text:span><text:span text:style-name="T8">L1 et L2 MPCIE à l'Université d'Angers 2010/2012</text:span></text:p><text:p text:style-name="P1"><text:span text:style-name="T8"/></text:p><text:p text:style-name="P1"><text:span text:style-name="T8"><text:s text:c="2"/>• </text:span><text:span text:style-name="T8">L1 en licence Arts plastiques à l'université catholique </text:span></text:p><text:p text:style-name="P1"><text:span text:style-name="T8"><text:s text:c="3"/></text:span><text:span text:style-name="T8">de l'ouest 2009/2010</text:span></text:p><text:p text:style-name="P1"><text:span text:style-name="T8"/></text:p><text:p text:style-name="P1"><text:span text:style-name="T8"><text:s text:c="5"/>• </text:span><text:span text:style-name="T8">Baccalauréat sciences technologiques de laboratoire </text:span></text:p><text:p text:style-name="P1"><text:span text:style-name="T8"><text:s text:c="7"/></text:span><text:span text:style-name="T8">option Biochimie Génie Biologique(BGB) </text:span></text:p><text:p text:style-name="P1"><text:span text:style-name="T8"><text:tab/></text:span><text:span text:style-name="T8"> </text:span><text:span text:style-name="T8">2008/2009 au Lycèe Bourg Chevreau à Segré</text:span></text:p></draw:ellipse><draw:ellipse text:anchor-type="paragraph" draw:z-index="9" draw:style-name="gr4" draw:text-style-name="P2" svg:width="8.229cm" svg:height="7.594cm" svg:x="0.358cm" svg:y="17.265cm"><text:p text:style-name="P1"><text:span text:style-name="T5"><text:tab/></text:span><text:span text:style-name="T5"><text:tab/></text:span><text:span text:style-name="T5"><text:tab/></text:span><text:span text:style-name="T5"> </text:span></text:p><text:p text:style-name="P1"><text:span text:style-name="T5"><text:tab/></text:span><text:span text:style-name="T5"><text:tab/></text:span><text:span text:style-name="T5"><text:tab/></text:span><text:span text:style-name="T5"> <text:s/></text:span><text:span text:style-name="T6">I</text:span><text:span text:style-name="T10">nformatique</text:span></text:p><text:p text:style-name="P1"><text:span text:style-name="T11"><text:s text:c="6"/></text:span></text:p><text:p text:style-name="P1"><text:span text:style-name="T11"><text:s text:c="6"/></text:span><text:span text:style-name="T10">• </text:span><text:span text:style-name="T10">C, Pascal</text:span></text:p><text:p text:style-name="P1"><text:span text:style-name="T10"/></text:p><text:p text:style-name="P1"><text:span text:style-name="T10"><text:s text:c="3"/>• </text:span><text:span text:style-name="T10">Java</text:span></text:p><text:p text:style-name="P1"><text:span text:style-name="T10"/></text:p><text:p text:style-name="P1"><text:span text:style-name="T10"><text:s text:c="6"/>• </text:span><text:span text:style-name="T10">HTML/CSS, Javascript, PHP</text:span></text:p><text:p text:style-name="P1"><text:span text:style-name="T10"/></text:p><text:p text:style-name="P1"><text:span text:style-name="T10"><text:s text:c="13"/>• </text:span><text:span text:style-name="T10">BDD : Merise/UML</text:span></text:p></draw:ellipse><draw:ellipse text:anchor-type="paragraph" draw:z-index="10" draw:style-name="gr4" draw:text-style-name="P2" svg:width="7.938cm" svg:height="6.88cm" svg:x="8.976cm" svg:y="18.614cm"><text:p text:style-name="P1"><text:span text:style-name="T5"><text:tab/></text:span><text:span text:style-name="T5"><text:tab/></text:span></text:p><text:p text:style-name="P1"><text:span text:style-name="T5"><text:s text:c="12"/></text:span><text:span text:style-name="T5">E</text:span><text:span text:style-name="T12">xpérience</text:span></text:p><text:p text:style-name="P1"><text:span text:style-name="T11"/></text:p><text:p text:style-name="P1"><text:span text:style-name="T11"><text:s text:c="3"/>•</text:span><text:span text:style-name="T13"> </text:span><text:span text:style-name="T11">Mise en rayon dans la grande distribution</text:span></text:p><text:p text:style-name="P1"><text:span text:style-name="T11"><text:s text:c="4"/></text:span><text:span text:style-name="T11">et pompiste en 2012 (3 mois)</text:span></text:p><text:p text:style-name="P1"><text:span text:style-name="T11"><text:s/></text:span></text:p><text:p text:style-name="P1"><text:span text:style-name="T11"><text:s text:c="2"/>•</text:span><text:span text:style-name="T13"> </text:span><text:span text:style-name="T11">Distributeur de publicité en 2011 (2 mois)</text:span></text:p><text:p text:style-name="P1"><text:span text:style-name="T11"/></text:p><text:p text:style-name="P1"><text:span text:style-name="T11"><text:s text:c="6"/>•</text:span><text:span text:style-name="T13"> </text:span><text:span text:style-name="T13">Déménagement en entreprise</text:span></text:p><text:p text:style-name="P1"><text:span text:style-name="T13"><text:tab/></text:span><text:span text:style-name="T13"><text:tab/></text:span><text:span text:style-name="T13"> </text:span><text:span text:style-name="T13">en 2009 (1mois)</text:span></text:p><text:p text:style-name="P1"><text:span text:style-name="T14"/></text:p></draw:ellipse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square" draw:cx="50%" draw:cy="50%" draw:start="100%" draw:end="0%" draw:angle="0" draw:border="0%"/>
    <draw:opacity draw:name="Transparency_20_4" draw:display-name="Transparency 4" draw:style="ellipsoid" draw:cx="50%" draw:cy="50%" draw:start="100%" draw:end="0%" draw:angle="0" draw:border="0%"/>
    <draw:stroke-dash draw:name="_33__20_Dashes_20_3_20_Dots_20__28_var_29_" draw:display-name="3 Dashes 3 Dots (var)" draw:style="rect" draw:dots1="3" draw:dots1-length="197%" draw:dots2="3" draw:distance="100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 xlink:href="Pictures/1000000000000640000004B010338C94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2T10:16:09</meta:creation-date>
    <meta:generator>LibreOffice/3.5$Linux_x86 LibreOffice_project/350m1$Build-2</meta:generator>
    <dc:date>2012-10-05T15:03:08</dc:date>
    <dc:creator>Compte etudiant</dc:creator>
    <meta:editing-duration>PT18M2S</meta:editing-duration>
    <meta:editing-cycles>13</meta:editing-cycles>
    <meta:document-statistic meta:table-count="0" meta:image-count="0" meta:object-count="0" meta:page-count="1" meta:paragraph-count="1" meta:word-count="1" meta:character-count="1" meta:non-whitespace-character-count="1"/>
  </office:meta>
</office:document-meta>
</file>